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4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PANDAL ROJAS, MANUEL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0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PANDAL ROJAS, MANUEL JESUS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PATO BB CRIOLLO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77040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30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9T23:18:47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